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text-properties officeooo:rsid="00114883" officeooo:paragraph-rsid="00114883"/>
    </style:style>
    <style:style style:name="P91" style:family="paragraph" style:parent-style-name="Standard">
      <style:paragraph-properties fo:text-align="start" style:justify-single-word="false"/>
      <style:text-properties officeooo:rsid="00114a78" officeooo:paragraph-rsid="00114a78"/>
    </style:style>
    <style:style style:name="P92" style:family="paragraph" style:parent-style-name="Standard">
      <style:paragraph-properties fo:text-align="start" style:justify-single-word="false"/>
      <style:text-properties officeooo:paragraph-rsid="0012d949"/>
    </style:style>
    <style:style style:name="P93" style:family="paragraph" style:parent-style-name="Standard">
      <style:paragraph-properties fo:text-align="start" style:justify-single-word="false"/>
      <style:text-properties officeooo:rsid="0012d949" officeooo:paragraph-rsid="0012d949"/>
    </style:style>
    <style:style style:name="P94" style:family="paragraph" style:parent-style-name="Standard">
      <style:paragraph-properties fo:text-align="start" style:justify-single-word="false"/>
      <style:text-properties officeooo:rsid="0012d949" officeooo:paragraph-rsid="0014b531"/>
    </style:style>
    <style:style style:name="P95" style:family="paragraph" style:parent-style-name="Standard">
      <style:paragraph-properties fo:text-align="start" style:justify-single-word="false"/>
      <style:text-properties officeooo:rsid="0023ab34" officeooo:paragraph-rsid="0023ab34"/>
    </style:style>
    <style:style style:name="P96" style:family="paragraph" style:parent-style-name="Standard">
      <style:paragraph-properties fo:text-align="justify" style:justify-single-word="false"/>
      <style:text-properties officeooo:rsid="002560c4" officeooo:paragraph-rsid="002560c4"/>
    </style:style>
    <style:style style:name="P97" style:family="paragraph" style:parent-style-name="Standard">
      <style:paragraph-properties fo:text-align="justify" style:justify-single-word="false"/>
      <style:text-properties officeooo:rsid="00267a66" officeooo:paragraph-rsid="00267a66"/>
    </style:style>
    <style:style style:name="P98"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99"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100"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101"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102"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3"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4"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5"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6"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107"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8"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9"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0"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1"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2"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13"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4"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5"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8"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0"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46"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47"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50"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56"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59"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66"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officeooo:rsid="00099583"/>
    </style:style>
    <style:style style:name="T25" style:family="text">
      <style:text-properties officeooo:rsid="0009b39b"/>
    </style:style>
    <style:style style:name="T26" style:family="text">
      <style:text-properties officeooo:rsid="00114883"/>
    </style:style>
    <style:style style:name="T27" style:family="text">
      <style:text-properties style:font-name="Century Schoolbook L" fo:language="ru" fo:country="RU" fo:font-weight="normal" fo:background-color="transparent" loext:char-shading-value="0" style:font-size-asian="10.5pt" loext:shadow="none"/>
    </style:style>
    <style:style style:name="T28" style:family="text">
      <style:text-properties style:font-name="Century Schoolbook L" fo:language="ru" fo:country="RU" fo:font-weight="normal" officeooo:rsid="0012d949" fo:background-color="transparent" loext:char-shading-value="0" style:font-size-asian="10.5pt" loext:shadow="none"/>
    </style:style>
    <style:style style:name="T29" style:family="text">
      <style:text-properties style:font-name="Century Schoolbook L" fo:language="ru" fo:country="RU" fo:font-weight="normal" officeooo:rsid="0013b0b8" fo:background-color="transparent" loext:char-shading-value="0" style:font-size-asian="10.5pt" loext:shadow="none"/>
    </style:style>
    <style:style style:name="T30" style:family="text">
      <style:text-properties style:font-name="Century Schoolbook L" fo:language="ru" fo:country="RU" fo:font-weight="normal" officeooo:rsid="0014b531" fo:background-color="transparent" loext:char-shading-value="0" style:font-size-asian="10.5pt" loext:shadow="none"/>
    </style:style>
    <style:style style:name="T31"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5"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6" style:family="text">
      <style:text-properties officeooo:rsid="0020418a"/>
    </style:style>
    <style:style style:name="T37" style:family="text">
      <style:text-properties officeooo:rsid="0021ff5a"/>
    </style:style>
    <style:style style:name="T38" style:family="text">
      <style:text-properties officeooo:rsid="002ad3be"/>
    </style:style>
    <style:style style:name="T39" style:family="text">
      <style:text-properties officeooo:rsid="0030965e"/>
    </style:style>
    <style:style style:name="T40" style:family="text">
      <style:text-properties officeooo:rsid="003194bc"/>
    </style:style>
    <style:style style:name="T41" style:family="text">
      <style:text-properties officeooo:rsid="00334c08"/>
    </style:style>
    <style:style style:name="T42" style:family="text">
      <style:text-properties officeooo:rsid="0034f4a7"/>
    </style:style>
    <style:style style:name="T43" style:family="text">
      <style:text-properties officeooo:rsid="0037c58f"/>
    </style:style>
    <style:style style:name="T44" style:family="text">
      <style:text-properties officeooo:rsid="003899df"/>
    </style:style>
    <style:style style:name="T45" style:family="text">
      <style:text-properties officeooo:rsid="00394246"/>
    </style:style>
    <style:style style:name="T46" style:family="text">
      <style:text-properties officeooo:rsid="003adeb1"/>
    </style:style>
    <style:style style:name="T47" style:family="text">
      <style:text-properties officeooo:rsid="003bbcbd"/>
    </style:style>
    <style:style style:name="T48" style:family="text">
      <style:text-properties officeooo:rsid="003cd4b6"/>
    </style:style>
    <style:style style:name="T49" style:family="text">
      <style:text-properties officeooo:rsid="003dd2ec"/>
    </style:style>
    <style:style style:name="T50" style:family="text">
      <style:text-properties officeooo:rsid="00447f23"/>
    </style:style>
    <style:style style:name="T51" style:family="text">
      <style:text-properties officeooo:rsid="00509f0c"/>
    </style:style>
    <style:style style:name="T52" style:family="text">
      <style:text-properties officeooo:rsid="0053a402"/>
    </style:style>
    <style:style style:name="T53" style:family="text">
      <style:text-properties officeooo:rsid="0056cb65"/>
    </style:style>
    <style:style style:name="T54" style:family="text">
      <style:text-properties officeooo:rsid="005c5efd"/>
    </style:style>
    <style:style style:name="T55" style:family="text">
      <style:text-properties officeooo:rsid="005df8ec"/>
    </style:style>
    <style:style style:name="T56" style:family="text">
      <style:text-properties officeooo:rsid="006525a4"/>
    </style:style>
    <style:style style:name="T57" style:family="text">
      <style:text-properties officeooo:rsid="0070e276"/>
    </style:style>
    <style:style style:name="T58" style:family="text">
      <style:text-properties officeooo:rsid="0075ac40"/>
    </style:style>
    <style:style style:name="T59" style:family="text">
      <style:text-properties officeooo:rsid="0077a8d6"/>
    </style:style>
    <style:style style:name="T60" style:family="text">
      <style:text-properties officeooo:rsid="0077f74e"/>
    </style:style>
    <style:style style:name="T61" style:family="text">
      <style:text-properties officeooo:rsid="007f3802"/>
    </style:style>
    <style:style style:name="T62" style:family="text">
      <style:text-properties officeooo:rsid="00864f81"/>
    </style:style>
    <style:style style:name="T63" style:family="text">
      <style:text-properties officeooo:rsid="0089c027"/>
    </style:style>
    <style:style style:name="T64" style:family="text">
      <style:text-properties officeooo:rsid="008a4c46"/>
    </style:style>
    <style:style style:name="T65" style:family="text">
      <style:text-properties officeooo:rsid="008da961"/>
    </style:style>
    <style:style style:name="T66" style:family="text">
      <style:text-properties officeooo:rsid="0090f5dd"/>
    </style:style>
    <style:style style:name="T67" style:family="text">
      <style:text-properties officeooo:rsid="0095a138"/>
    </style:style>
    <style:style style:name="T68" style:family="text">
      <style:text-properties officeooo:rsid="00962910"/>
    </style:style>
    <style:style style:name="T69" style:family="text">
      <style:text-properties officeooo:rsid="0096b0ca"/>
    </style:style>
    <style:style style:name="T70" style:family="text">
      <style:text-properties officeooo:rsid="009b000e"/>
    </style:style>
    <style:style style:name="T71" style:family="text">
      <style:text-properties officeooo:rsid="009c5a9e"/>
    </style:style>
    <style:style style:name="T72" style:family="text">
      <style:text-properties officeooo:rsid="009fb332"/>
    </style:style>
    <style:style style:name="T73" style:family="text">
      <style:text-properties officeooo:rsid="00a33b8f"/>
    </style:style>
    <style:style style:name="T74" style:family="text">
      <style:text-properties officeooo:rsid="00a96232"/>
    </style:style>
    <style:style style:name="T75" style:family="text">
      <style:text-properties officeooo:rsid="00ae2557"/>
    </style:style>
    <style:style style:name="T76" style:family="text">
      <style:text-properties officeooo:rsid="00b3e54f"/>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4">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5">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5">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5">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5">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6">Ветер нельзя позвать, но можно открыть окно.</text:span></text:p>
      <text:p text:style-name="P20"/>
      <text:p text:style-name="P20"><text:tab/><text:span text:style-name="T11">Что значит жить сейчас.</text:span><text:span text:style-name="T26">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6">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6"> Если вы живете в СЕЙЧАС, то ведете созидательную жизнь.</text:span></text:p>
      <text:p text:style-name="P19"/>
      <text:p text:style-name="P19"><text:tab/><text:span text:style-name="T11">Сейчас изобретательно.</text:span><text:span text:style-name="T26">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6">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6"> Следкющие понятия имеют одно значение:</text:span></text:p>
      <text:list xml:id="list1116798480904060305" text:style-name="L1">
        <text:list-item>
          <text:p text:style-name="P98">жить в сейчас;</text:p>
        </text:list-item>
        <text:list-item>
          <text:p text:style-name="P99">зрелость;</text:p>
        </text:list-item>
        <text:list-item>
          <text:p text:style-name="P99">подлиность;</text:p>
        </text:list-item>
        <text:list-item>
          <text:p text:style-name="P99">отвественность за свое действие и жизнь;</text:p>
        </text:list-item>
        <text:list-item>
          <text:p text:style-name="P99">ответная реакция — способность;</text:p>
        </text:list-item>
        <text:list-item>
          <text:p text:style-name="P99">в сейчас доступно проявление творческого подхода;</text:p>
        </text:list-item>
      </text:list>
      <text:p text:style-name="P21"/>
      <text:p text:style-name="P90"><text:span text:style-name="T27"><text:tab/></text:span><text:span text:style-name="T31">Чтобы жить сейчас, необходимо забыть о вчерашнем дне.</text:span><text:span text:style-name="T27">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90"><text:span text:style-name="T27"><text:tab/></text:span><text:span text:style-name="T31">Сейчас нельзя разделить.</text:span><text:span text:style-name="T27">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91"><text:span text:style-name="T27"><text:tab/></text:span><text:span text:style-name="T31">Материя и энергия являются одним и тем же.</text:span><text:span text:style-name="T27">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91"><text:span text:style-name="T27"><text:tab/></text:span><text:span text:style-name="T31">Западный подход к реальности. </text:span><text:span text:style-name="T27">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91"><text:span text:style-name="T27"><text:tab/></text:span><text:span text:style-name="T31">Небытие — это форма развития.</text:span><text:span text:style-name="T27">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91"><text:span text:style-name="T27"><text:tab/></text:span><text:span text:style-name="T31">«Существует» и «должно существовать». </text:span><text:span text:style-name="T27">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91"><text:span text:style-name="T27"><text:tab/></text:span><text:span text:style-name="T34">Отрицание западной философией реальности.</text:span><text:span text:style-name="T28">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91"><text:span text:style-name="T28"><text:tab/></text:span><text:span text:style-name="T34">Не существует каких-либо способов для описания реальности.</text:span><text:span text:style-name="T28"> Не пытайтесь представить реальность как нечто неподвижное, чтобы затем придумать способы для её достижения.</text:span></text:p>
      <text:p text:style-name="P24"/>
      <text:p text:style-name="P92"><text:span text:style-name="T28"><text:tab/></text:span><text:span text:style-name="T34">Реальность и восприятие. </text:span><text:span text:style-name="T28">Существует различие между следующими понятиями:</text:span></text:p>
      <text:list xml:id="list6187496933825782729" text:style-name="L2">
        <text:list-item>
          <text:p text:style-name="P100">мир;</text:p>
        </text:list-item>
        <text:list-item>
          <text:p text:style-name="P100">наша реакция на этот мир.</text:p>
        </text:list-item>
      </text:list>
      <text:p text:style-name="P93"><text:soft-page-break/><text:span text:style-name="T27"><text:tab/></text:span><text:span text:style-name="T31">Знание приходит с опытом.</text:span><text:span text:style-name="T27"> Сытому человеку трудно поверить, что в мире существует такое явление, как голод.</text:span></text:p>
      <text:p text:style-name="P25"/>
      <text:p text:style-name="P93"><text:span text:style-name="T27"><text:tab/></text:span><text:span text:style-name="T33">Будьте активны в поисках «этого».</text:span><text:span text:style-name="T29">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93"><text:span text:style-name="T29"><text:tab/></text:span><text:span text:style-name="T33">Формальная реальность вещи. </text:span><text:span text:style-name="T29">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93"><text:span text:style-name="T29"><text:tab/></text:span><text:span text:style-name="T33">О причинной связи.</text:span><text:span text:style-name="T29"> У всего должна быть причина.</text:span></text:p>
      <text:p text:style-name="P26"/>
      <text:p text:style-name="P93"><text:span text:style-name="T29"><text:tab/></text:span><text:span text:style-name="T33">Реальность и закон причины и следствия. </text:span><text:span text:style-name="T29">У причины должна быть та же самая реальность, что и у следствия.</text:span></text:p>
      <text:p text:style-name="P26"/>
      <text:p text:style-name="P93"><text:span text:style-name="T29"><text:tab/></text:span><text:span text:style-name="T33">Родство всех физических объектов. </text:span><text:span text:style-name="T29">Все физические объекты похожи. Следовательно, достаточно знать о существовании одного физического объекта.</text:span></text:p>
      <text:p text:style-name="P26"/>
      <text:p text:style-name="P93"><text:span text:style-name="T29"><text:tab/></text:span><text:span text:style-name="T33">Формальная реальность равна объектвной реальности.</text:span><text:span text:style-name="T29"> Формальной реальности должно быть больше или столько же, сколько и объективной реальности.</text:span></text:p>
      <text:p text:style-name="P26"/>
      <text:p text:style-name="P93"><text:span text:style-name="T29"><text:tab/></text:span><text:span text:style-name="T32">Материя и потребность в стабильности.</text:span><text:span text:style-name="T30">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93"><text:span text:style-name="T30"><text:tab/></text:span><text:span text:style-name="T32">Разум должен быть спокоен, чтобы действительно увидеть</text:span><text:span text:style-name="T30">.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93"><text:span text:style-name="T30"><text:tab/></text:span><text:span text:style-name="T32">Избавьтесь от предвлятых мнений.</text:span><text:span text:style-name="T30">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93"><text:span text:style-name="T30"><text:tab/></text:span><text:span text:style-name="T32">Общепринятые првила мешают восприятию реальности.</text:span><text:span text:style-name="T30"> Мы не видим ЕЕ в первозданной чистоте, так как нам внушили искаженные представления о ней.</text:span></text:p>
      <text:p text:style-name="P27"/>
      <text:p text:style-name="P93"><text:span text:style-name="T30"><text:tab/></text:span><text:span text:style-name="T32">Настоящее положение вещей и мысль.</text:span><text:span text:style-name="T30"> Настоящее положение вещей не искажено мыслью. Его нельзя постигнуть посредством понятия или мысли.</text:span></text:p>
      <text:p text:style-name="P27"><text:soft-page-break/></text:p>
      <text:p text:style-name="P94"><text:span text:style-name="T30"><text:tab/></text:span><text:span text:style-name="T32">Реальность становится очевидной, когда перестаешь сравнивать.</text:span><text:span text:style-name="T30"> Только при отсутствии сравнения существует то, «что есть». А жить с тем, «что есть», </text:span><text:span text:style-name="T27">—</text:span><text:span text:style-name="T30"> это, значит, быть умиротворенным.</text:span></text:p>
      <text:p text:style-name="P28"/>
      <text:p text:style-name="P94"><text:span text:style-name="T30"><text:tab/></text:span><text:span text:style-name="T32">Реальность </text:span><text:span text:style-name="T31">— </text:span><text:span text:style-name="T32">это быть собой.</text:span><text:span text:style-name="T30"> Чтобы стать собой </text:span><text:span text:style-name="T27">— </text:span><text:span text:style-name="T30">надо быть собой. Реальность в бытие, в бытие вещи. Таким образов, бытие в этом смысле </text:span><text:span text:style-name="T27">— </text:span><text:span text:style-name="T30">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6"><text:tab/></text:span><text:span text:style-name="T13">Дуализм и монизм.</text:span><text:span text:style-name="T36">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6">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6">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7">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7">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7">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95"><text:span text:style-name="T35"><text:tab/>П</text:span><text:span text:style-name="T31">устота.</text:span><text:span text:style-name="T27">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95"><text:span text:style-name="T31"><text:tab/>Пустота — живая субстанция. </text:span><text:span text:style-name="T27">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95"><text:span text:style-name="T31"><text:tab/>Пустота как поток творческой энергии.</text:span><text:span text:style-name="T27">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95"><text:span text:style-name="T31"><text:tab/>Пустота и небытие. НЕБЫТИЕ означает «отсутствие бытия». </text:span><text:span text:style-name="T27">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800262761378390096" text:style-name="L3">
        <text:list-item>
          <text:p text:style-name="P101">она просто является тем, чем является;</text:p>
        </text:list-item>
        <text:list-item>
          <text:p text:style-name="P101">она понимает, что существует; неправильно говорить, что она «в нас» или что мы в «в ней».</text:p>
        </text:list-item>
      </text:list>
      <text:p text:style-name="P39"/>
      <text:p text:style-name="P95"><text:span text:style-name="T31"><text:tab/>Первопричина всего находится вне пределов понимания человека («без места нахождения»). </text:span><text:span text:style-name="T27">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96"><text:span text:style-name="T27"><text:tab/></text:span><text:span text:style-name="T31">Думая о смерти, не забывай о жизни. </text:span><text:span text:style-name="T27">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97"><text:span text:style-name="T27"><text:tab/></text:span><text:span text:style-name="T31">Путь смерти.</text:span><text:span text:style-name="T27">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97"><text:span text:style-name="T27"><text:tab/></text:span><text:span text:style-name="T31">Надо смириться с возможностью смерти.</text:span><text:span text:style-name="T27"> Стоит перестать мечтать о вечной весне, тогда и лето, и зима будут дарить счастье.</text:span></text:p>
      <text:p text:style-name="P36"/>
      <text:p text:style-name="P97"><text:span text:style-name="T27"><text:tab/></text:span><text:span text:style-name="T31">Надо учиться умирать.</text:span><text:span text:style-name="T27">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97"><text:span text:style-name="T27"><text:tab/></text:span><text:span text:style-name="T31">О разлуке с друзьями.</text:span><text:span text:style-name="T27">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97"><text:span text:style-name="T27"><text:tab/></text:span><text:span text:style-name="T31">О необходимости помнить.</text:span><text:span text:style-name="T27">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8">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4154075044779045045" text:style-name="L4">
        <text:list-item>
          <text:p text:style-name="P102">занимать место в социальной структуре общества;</text:p>
        </text:list-item>
        <text:list-item>
          <text:p text:style-name="P102">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6130107950441457451" text:style-name="L5">
        <text:list-item>
          <text:p text:style-name="P103"><text:s/>человек ек дает себе раскрыться и быть полностью собой;</text:p>
        </text:list-item>
        <text:list-item>
          <text:p text:style-name="P103">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9">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9">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0">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0">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1">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1">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1">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2">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2">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3">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3">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4">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4">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4">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4">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4">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5">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5">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5">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5">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5">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5">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6">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7">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8">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9">Ум наделен бесконечной подвижностью, для которой нет никаких преград.</text:span></text:p>
      <text:p text:style-name="P48"/>
      <text:p text:style-name="P48"><text:tab/><text:span text:style-name="T15">Очищенный ум.</text:span><text:span text:style-name="T49">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9">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0">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1758042880310094427" text:style-name="L6">
        <text:list-item>
          <text:p text:style-name="P104">взять какую-нибудь нерешенную проблему;</text:p>
        </text:list-item>
        <text:list-item>
          <text:p text:style-name="P104">рассмотреть проблему с разных сторон;</text:p>
        </text:list-item>
        <text:list-item>
          <text:p text:style-name="P104">по-новому подойти к старому способу решения проблемы;</text:p>
        </text:list-item>
        <text:list-item>
          <text:p text:style-name="P104">поверить в свою идею и действовать!</text:p>
        </text:list-item>
      </text:list>
      <text:p text:style-name="P61"/>
      <text:p text:style-name="P61"><text:tab/><text:span text:style-name="T9">Пять этапов при формулировке идеи:</text:span></text:p>
      <text:list xml:id="list724859995174869283" text:style-name="L7">
        <text:list-item>
          <text:p text:style-name="P105">подберите материал;</text:p>
        </text:list-item>
        <text:list-item>
          <text:p text:style-name="P105">проработайте детали;</text:p>
        </text:list-item>
        <text:list-item>
          <text:p text:style-name="P105">расслабьтесь и не думайте об этом;</text:p>
        </text:list-item>
        <text:list-item>
          <text:p text:style-name="P105"><text:soft-page-break/>будьте готовы распознать и принять идею, когда она появится;</text:p>
        </text:list-item>
        <text:list-item>
          <text:p text:style-name="P105">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1">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52">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8711180989776840394" text:style-name="L8">
        <text:list-item>
          <text:p text:style-name="P106">предпосылка — это предположение;</text:p>
        </text:list-item>
        <text:list-item>
          <text:p text:style-name="P106">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3">У довода следующаю структура:</text:span></text:p>
      <text:list xml:id="list3720081136958382789" text:style-name="L9">
        <text:list-item>
          <text:p text:style-name="P107">предпосылка;</text:p>
        </text:list-item>
        <text:list-item>
          <text:p text:style-name="P107">вывод.</text:p>
        </text:list-item>
      </text:list>
      <text:p text:style-name="P79"/>
      <text:p text:style-name="P79"><text:tab/><text:span text:style-name="T9">Два вида аргументации. </text:span>В логике существует два вида аргументации:</text:p>
      <text:list xml:id="list2999474035143812870" text:style-name="L10">
        <text:list-item>
          <text:p text:style-name="P108">дедуктивная;</text:p>
        </text:list-item>
        <text:list-item>
          <text:p text:style-name="P108"><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712666557021152077" text:style-name="L11">
        <text:list-item>
          <text:p text:style-name="P109">полное подтверждение: все S есть P;</text:p>
        </text:list-item>
        <text:list-item>
          <text:p text:style-name="P109">полное отрицание: S не есть P;</text:p>
        </text:list-item>
        <text:list-item>
          <text:p text:style-name="P109">частичное подтверждение: несколько S есть P;</text:p>
        </text:list-item>
        <text:list-item>
          <text:p text:style-name="P109">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1572452131663831122" text:style-name="L12">
        <text:list-item>
          <text:p text:style-name="P110">довод, построенный от следствия к причине;</text:p>
        </text:list-item>
        <text:list-item>
          <text:p text:style-name="P110">знание, полученное на опыте.</text:p>
        </text:list-item>
      </text:list>
      <text:p text:style-name="P81"/>
      <text:p text:style-name="P81"><text:tab/><text:span text:style-name="T9">Априори.</text:span> Под априори понимается:</text:p>
      <text:list xml:id="list8980700160415805430" text:style-name="L13">
        <text:list-item>
          <text:p text:style-name="P111">довод, построенный от причины к следствию;</text:p>
        </text:list-item>
        <text:list-item>
          <text:p text:style-name="P111">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80447181493777345" text:style-name="L14">
        <text:list-item>
          <text:p text:style-name="P112"><text:soft-page-break/>то, что свойсвтенно многим предметам (например, красными являются все предметы красного цвета). <text:s/>Один во множестве;</text:p>
        </text:list-item>
        <text:list-item>
          <text:p text:style-name="P112">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717377277640937188" text:style-name="L15">
        <text:list-item>
          <text:p text:style-name="P113">единственное в своем роде, индивидуальное, отличное от класса предметов или всеобщего;</text:p>
        </text:list-item>
        <text:list-item>
          <text:p text:style-name="P113">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8918658026913037050" text:style-name="L16">
        <text:list-item>
          <text:p text:style-name="P114">надо начать с некоторых предпосылок;</text:p>
        </text:list-item>
        <text:list-item>
          <text:p text:style-name="P114">затем путем приведения доказательств подвести противника;</text:p>
        </text:list-item>
        <text:list-item>
          <text:p text:style-name="P114">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5623165083069088309" text:style-name="L17">
        <text:list-item>
          <text:p text:style-name="P115">если истинность первого суждения подвергается сомнению;</text:p>
        </text:list-item>
        <text:list-item>
          <text:p text:style-name="P115">если из первоначальной предпосылки логично вытекают и другие предпосылки;</text:p>
        </text:list-item>
        <text:list-item>
          <text:p text:style-name="P115">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4">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55">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18"><text:soft-page-break/>Страх</text:p>
      <text:p text:style-name="P118"/>
      <text:p text:style-name="P117"><text:tab/><text:span text:style-name="T9">Надо понять причину страха.</text:span> Понять причину страха — значит начать действительно видеть.</text:p>
      <text:p text:style-name="P117"/>
      <text:p text:style-name="P117"><text:tab/><text:span text:style-name="T9">Страх и ум. </text:span>Ум человека работает только в том случае, когда нет страха.</text:p>
      <text:p text:style-name="P117"/>
      <text:p text:style-name="P117"><text:tab/><text:span text:style-name="T9">Страх и способность чувствовать. </text:span>Невозможно что-либо чувствовать, когда чего-то боишься.</text:p>
      <text:p text:style-name="P117"/>
      <text:p text:style-name="P117"><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117"/>
      <text:p text:style-name="P117"><text:tab/><text:span text:style-name="T9">Ум и власть.</text:span> Игра на определение того, где находится власть внутри человека, приводит к тому, что власть разрушает ум.</text:p>
      <text:p text:style-name="P117"/>
      <text:p text:style-name="P117"><text:tab/><text:span text:style-name="T9">Стыд — это страх унижения. </text:span>Стыд — это страх почувствовать унижение из-за своего более низкого положения в оценке других.</text:p>
      <text:p text:style-name="P117"/>
      <text:p text:style-name="P117"><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117"/>
      <text:p text:style-name="P117"><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117"/>
      <text:p text:style-name="P117"><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117"/>
      <text:p text:style-name="P117"/>
      <text:p text:style-name="P117"/>
      <text:p text:style-name="P117"/>
      <text:p text:style-name="P117"/>
      <text:p text:style-name="P117"/>
      <text:p text:style-name="P117"/>
      <text:p text:style-name="P117"/>
      <text:p text:style-name="P117"/>
      <text:p text:style-name="P117"/>
      <text:p text:style-name="P120"><text:soft-page-break/>Воля</text:p>
      <text:p text:style-name="P120"/>
      <text:p text:style-name="P119"><text:tab/><text:span text:style-name="T9">Воля к успеху.</text:span> Именно воля делает человека, так как для достижения успеха требуется упорство.</text:p>
      <text:p text:style-name="P119"/>
      <text:p text:style-name="P119"><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119"/>
      <text:p text:style-name="P119"><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119"/>
      <text:p text:style-name="P119"><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119"/>
      <text:p text:style-name="P119"><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56">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119"/>
      <text:p text:style-name="P121"><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121"/>
      <text:p text:style-name="P122"><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122"/>
      <text:p text:style-name="P123"><text:tab/><text:span text:style-name="T9">Проявление воли может привести к фатальному исходу. </text:span>Нет оружия более опасного, чем воля.</text:p>
      <text:p text:style-name="P123"><text:soft-page-break/></text:p>
      <text:p text:style-name="P124"><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124"/>
      <text:p text:style-name="P125"><text:tab/><text:span text:style-name="T9">Духовная сила воли.</text:span> Духовная сила воли человека проодолевает все препятствия.</text:p>
      <text:p text:style-name="P125"/>
      <text:p text:style-name="P125"><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125"/>
      <text:p text:style-name="P126"><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126"/>
      <text:p text:style-name="P127"><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27"/>
      <text:p text:style-name="P128"><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57">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text:soft-page-break/>Доброжелательность</text:p>
      <text:p text:style-name="P130"/>
      <text:p text:style-name="P129"><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29"/>
      <text:p text:style-name="P129"><text:span text:style-name="T9"><text:tab/>Старайся не обижать людей. </text:span>Специально сам я никого не обижу, и меня не так легко обидеть.</text:p>
      <text:p text:style-name="P129"/>
      <text:p text:style-name="P131"><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31"/>
      <text:p text:style-name="P132"><text:span text:style-name="T9"><text:tab/>Что значит жить по-настоящему. </text:span>Жить по-настоящему — это значить жить для других.</text:p>
      <text:p text:style-name="P132"/>
      <text:p text:style-name="P132"><text:span text:style-name="T9"><text:tab/>Следи за тем, что говоришь. </text:span>Болезни проникают через <text:span text:style-name="T58">рот</text:span>, а несчастья таким путем выходят.</text:p>
      <text:p text:style-name="P132"/>
      <text:p text:style-name="P133"><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33"/>
      <text:p text:style-name="P134"><text:span text:style-name="T9"><text:tab/>Благородный характер.</text:span> Благородство характера видно через щели, если ему дали войти чере<text:span text:style-name="T59">з</text:span> двери.</text:p>
      <text:p text:style-name="P134"/>
      <text:p text:style-name="P135"><text:span text:style-name="T9"><text:tab/>Настоящие друзья — это редкость.</text:span> Настощие друзья подобны бриллиантам, драгоценным и редким. <text:span text:style-name="T60">А ненастоящие друзья подобны осенним листьям, из можно найти везде.</text:span></text:p>
      <text:p text:style-name="P135"/>
      <text:p text:style-name="P136"><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36"/>
      <text:p text:style-name="P137"><text:span text:style-name="T9"><text:tab/>Любовь и уважение.</text:span> Без уважения любовь не может долго продолжаться.</text:p>
      <text:p text:style-name="P137"/>
      <text:p text:style-name="P138"><text:span text:style-name="T9"><text:tab/>Профессиональность и согласие. </text:span><text:span text:style-name="T61">Буть профессионален в своей сфере деятельности, а также пребывай в согласии со своими колегами.</text:span></text:p>
      <text:p text:style-name="P138"/>
      <text:p text:style-name="P139"><text:span text:style-name="T9"><text:tab/>Доброта и память. </text:span>Человек не может забыть того, кто однажды был добр к нему.</text:p>
      <text:p text:style-name="P139"/>
      <text:p text:style-name="P139"/>
      <text:p text:style-name="P139"/>
      <text:p text:style-name="P139"/>
      <text:p text:style-name="P139"/>
      <text:p text:style-name="P139"/>
      <text:p text:style-name="P139"/>
      <text:p text:style-name="P139"/>
      <text:p text:style-name="P140"><text:soft-page-break/>Мечты</text:p>
      <text:p text:style-name="P140"/>
      <text:p text:style-name="P141"><text:tab/><text:span text:style-name="T9">Мечты — это будущая реальность.</text:span> Вчерашние мечты часто становятся реальностью завтра.</text:p>
      <text:p text:style-name="P141"/>
      <text:p text:style-name="P142"><text:tab/><text:span text:style-name="T9">Практичный мечтатель.</text:span> Будь практичным мечтателем, то есть подкрепляй свои мечты действиями.</text:p>
      <text:p text:style-name="P142"/>
      <text:p text:style-name="P143"><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64">е</text:span> маленького помещения в подвале. <text:span text:style-name="T62">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43"/>
      <text:p text:style-name="P144"><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44"/>
      <text:p text:style-name="P145"><text:tab/><text:span text:style-name="T9">Как поверить в мечту.</text:span> Чтобы поверить в мечту, надо представить, что она начала осуществляться прямо сейча<text:span text:style-name="T63">с</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7"><text:soft-page-break/>Духовность</text:p>
      <text:p text:style-name="P147"/>
      <text:p text:style-name="P146"><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65">о</text:span>гда не бывает спонтанным.</text:p>
      <text:p text:style-name="P142"/>
      <text:p text:style-name="P148"><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66">ж</text:span>ным и нигде никогда не задерживаться.</text:p>
      <text:p text:style-name="P148"/>
      <text:p text:style-name="P149"><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49"/>
      <text:p text:style-name="P150"><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50"/>
      <text:p text:style-name="P151"><text:tab/><text:span text:style-name="T9">О постижении Божественного внутри себя. </text:span>Божественное — это начало или нет, но я чу<text:span text:style-name="T68">в</text:span>ствую внутри себя огромную силу, скрытую внутри меня м<text:span text:style-name="T68">о</text:span>щь, что-то динамичное. Это чувство не поддается описанию, и его ни чем нельзя сравнить. <text:span text:style-name="T67">Это что-то вроде сильных эмоций, вызванных верой, только намного сильнее.</text:span></text:p>
      <text:p text:style-name="P151"/>
      <text:p text:style-name="P152"><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52"/>
      <text:p text:style-name="P152"><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69">Действительно, мы работаем над этим просто уже тем, что живем.</text:span></text:p>
      <text:p text:style-name="P152"/>
      <text:p text:style-name="P153"><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53"/>
      <text:p text:style-name="P154"><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0">Если спросите меня, что я буду делать на небесах, то отвечу </text:span><text:soft-page-break/><text:span text:style-name="T70">следующее: «Зачем думать о том, что так далеко, когда так много всего в этой жизни, чего я еще не знаю?»</text:span></text:p>
      <text:p text:style-name="P154"/>
      <text:p text:style-name="P155"><text:tab/><text:span text:style-name="T9">Четыре вопроса о существовании Бога:</text:span></text:p>
      <text:list xml:id="list764093362770303222" text:style-name="L18">
        <text:list-item>
          <text:p text:style-name="P156">знаем ли мы, что Бог существует?</text:p>
        </text:list-item>
        <text:list-item>
          <text:p text:style-name="P156">откуда мы знаем, что Бог существует?</text:p>
        </text:list-item>
        <text:list-item>
          <text:p text:style-name="P156">что мы имеем в виду под существованием Бога?</text:p>
        </text:list-item>
        <text:list-item>
          <text:p text:style-name="P156">есть ли у нас представление о Боге?</text:p>
        </text:list-item>
      </text:list>
      <text:p text:style-name="P157"/>
      <text:p text:style-name="P157"><text:tab/><text:span text:style-name="T9">О вере в Бога.</text:span> Если быть откровенным, то я не верю в Бога. Если Бог и существует, то Он внутри нас. <text:span text:style-name="T71">Бога не просят дать что-нибудь, так как Бог существует для внутреннего развития.</text:span></text:p>
      <text:p text:style-name="P157"/>
      <text:p text:style-name="P158"><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58"/>
      <text:p text:style-name="P159"><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72">о</text:span> не стали бы воевать по столь глупой причине.</text:p>
      <text:p text:style-name="P162"/>
      <text:p text:style-name="P160"><text:tab/><text:span text:style-name="T9">Проблема религии.</text:span> Источник бед любой религии — это связывать причину с догмами, правилами и предубеждениями.</text:p>
      <text:p text:style-name="P160"/>
      <text:p text:style-name="P161"><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61"/>
      <text:p text:style-name="P161"><text:tab/><text:span text:style-name="T9">Стадание закаляет дух.</text:span> Счасть благотворно воздействует на тело, а страдание делает сильнее дух.</text:p>
      <text:p text:style-name="P161"/>
      <text:p text:style-name="P162"><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62"/>
      <text:p text:style-name="P162"><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73">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62"/>
      <text:p text:style-name="P163"><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63"/>
      <text:p text:style-name="P164"><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64"/>
      <text:p text:style-name="P164"><text:tab/><text:span text:style-name="T9">Внутри себя надо все сводить до минимума. </text:span><text:span text:style-name="T74">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64"/>
      <text:p text:style-name="P165"><text:tab/><text:span text:style-name="T9">Дух не имеет формы выражения.</text:span> <text:span text:style-name="T75">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65"/>
      <text:p text:style-name="P166"><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76">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1T12:15:19.250488292</dc:date>
    <meta:editing-duration>PT6H36M16S</meta:editing-duration>
    <meta:editing-cycles>127</meta:editing-cycles>
    <meta:generator>LibreOffice/5.1.6.2$Linux_X86_64 LibreOffice_project/10m0$Build-2</meta:generator>
    <meta:document-statistic meta:table-count="0" meta:image-count="0" meta:object-count="0" meta:page-count="57" meta:paragraph-count="525" meta:word-count="11824" meta:character-count="82739" meta:non-whitespace-character-count="70938"/>
  </office:meta>
</office:document-meta>
</file>